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021in" fo:break-before="page" table:align="margins"/>
    </style:style>
    <style:style style:name="Table1.A" style:family="table-column">
      <style:table-column-properties style:column-width="3.7507in" style:rel-column-width="32767*"/>
    </style:style>
    <style:style style:name="Table1.B" style:family="table-column">
      <style:table-column-properties style:column-width="3.7514in" style:rel-column-width="32768*"/>
    </style:style>
    <style:style style:name="Table1.A1" style:family="table-cell">
      <style:table-cell-properties fo:padding="0.0382in" fo:border="none"/>
    </style:style>
    <style:style style:name="Table1.A3" style:family="table-cell">
      <style:table-cell-properties fo:background-color="#c0c0c0" fo:padding="0.0382in" fo:border="none">
        <style:background-image/>
      </style:table-cell-properties>
    </style:style>
    <style:style style:name="Table2" style:family="table">
      <style:table-properties style:width="7.5042in" fo:margin-left="0in" fo:margin-right="-0.0021in" table:align="margins"/>
    </style:style>
    <style:style style:name="Table2.A" style:family="table-column">
      <style:table-column-properties style:column-width="3.75in" style:rel-column-width="32751*"/>
    </style:style>
    <style:style style:name="Table2.B" style:family="table-column">
      <style:table-column-properties style:column-width="3.7542in" style:rel-column-width="32784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7.5021in" table:align="margins"/>
    </style:style>
    <style:style style:name="Table3.A" style:family="table-column">
      <style:table-column-properties style:column-width="3.75in" style:rel-column-width="32761*"/>
    </style:style>
    <style:style style:name="Table3.B" style:family="table-column">
      <style:table-column-properties style:column-width="3.7521in" style:rel-column-width="32774*"/>
    </style:style>
    <style:style style:name="Table3.A1" style:family="table-cell">
      <style:table-cell-properties fo:padding="0.0382in" fo:border="none"/>
    </style:style>
    <style:style style:name="Table3.A2" style:family="table-cell">
      <style:table-cell-properties fo:background-color="#c0c0c0" fo:padding="0.0382in" fo:border="none">
        <style:background-image/>
      </style:table-cell-properties>
    </style:style>
    <style:style style:name="Table4" style:family="table">
      <style:table-properties style:width="7.5021in" table:align="margins"/>
    </style:style>
    <style:style style:name="Table4.A" style:family="table-column">
      <style:table-column-properties style:column-width="3.7507in" style:rel-column-width="32767*"/>
    </style:style>
    <style:style style:name="Table4.B" style:family="table-column">
      <style:table-column-properties style:column-width="3.7514in" style:rel-column-width="32768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5021in" table:align="margins"/>
    </style:style>
    <style:style style:name="Table5.A" style:family="table-column">
      <style:table-column-properties style:column-width="7.5021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5021in" table:align="margins"/>
    </style:style>
    <style:style style:name="Table6.A" style:family="table-column">
      <style:table-column-properties style:column-width="7.5021in" style:rel-column-width="65535*"/>
    </style:style>
    <style:style style:name="Table6.A1" style:family="table-cell">
      <style:table-cell-properties fo:background-color="#c0c0c0" fo:padding="0.0382in" fo:border="none">
        <style:background-image/>
      </style:table-cell-properties>
    </style:style>
    <style:style style:name="Table7" style:family="table">
      <style:table-properties style:width="7.5021in" table:align="margins"/>
    </style:style>
    <style:style style:name="Table7.A" style:family="table-column">
      <style:table-column-properties style:column-width="7.5021in" style:rel-column-width="65535*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/>
      </style:paragraph-properties>
      <style:text-properties style:font-name="Verdana"/>
    </style:style>
    <style:style style:name="P2" style:family="paragraph" style:parent-style-name="Standard">
      <style:text-properties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Verdana" fo:font-size="11pt" style:font-size-asian="11pt" style:font-size-complex="11pt"/>
    </style:style>
    <style:style style:name="P4" style:family="paragraph" style:parent-style-name="Standard">
      <style:text-properties style:font-name="Verdana" fo:font-size="8pt" style:font-size-asian="8pt" style:font-size-complex="8pt"/>
    </style:style>
    <style:style style:name="P5" style:family="paragraph" style:parent-style-name="Standard"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>
        <style:tab-stops/>
      </style:paragraph-properties>
      <style:text-properties style:font-name="Verdana" fo:font-size="10pt" style:font-size-asian="10pt" style:font-size-complex="10pt"/>
    </style:style>
    <style:style style:name="P7" style:family="paragraph" style:parent-style-name="Table_20_Contents">
      <style:text-properties style:font-name="Verdana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Verdana" fo:font-size="8pt" style:font-size-asian="8pt" style:font-size-complex="8pt"/>
    </style:style>
    <style:style style:name="P9" style:family="paragraph" style:parent-style-name="Table_20_Contents">
      <style:text-properties style:font-name="Verdana" fo:font-size="8pt" fo:font-style="italic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Verdana" fo:font-size="11.5pt" style:font-size-asian="11.5pt" style:font-size-complex="11.5pt"/>
    </style:style>
    <style:style style:name="P11" style:family="paragraph" style:parent-style-name="Table_20_Contents">
      <style:text-properties style:font-name="Verdana" fo:font-size="11.5pt" fo:font-weight="normal" style:font-size-asian="11.5pt" style:font-weight-asian="normal" style:font-size-complex="11.5pt" style:font-weight-complex="normal"/>
    </style:style>
    <style:style style:name="P12" style:family="paragraph" style:parent-style-name="Table_20_Contents">
      <style:text-properties style:font-name="Verdana" fo:font-size="3pt" fo:font-weight="normal" style:font-size-asian="3pt" style:font-weight-asian="normal" style:font-size-complex="3pt" style:font-weight-complex="normal"/>
    </style:style>
    <style:style style:name="P13" style:family="paragraph" style:parent-style-name="Table_20_Contents">
      <style:text-properties style:font-name="Verdana" fo:font-size="2pt" style:font-size-asian="2pt" style:font-size-complex="2pt"/>
    </style:style>
    <style:style style:name="P14" style:family="paragraph" style:parent-style-name="Table_20_Contents">
      <style:text-properties style:font-name="Verdana" fo:font-size="2pt" fo:font-weight="bold" style:font-size-asian="2pt" style:font-weight-asian="bold" style:font-size-complex="2pt" style:font-weight-complex="bold"/>
    </style:style>
    <style:style style:name="P15" style:family="paragraph" style:parent-style-name="Table_20_Contents">
      <style:text-properties style:font-name="Verdana" fo:font-size="16pt" fo:font-weight="bold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>
        <style:tab-stops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Verdana" fo:font-size="10pt" style:font-size-asian="10pt" style:font-size-complex="10pt"/>
    </style:style>
    <style:style style:name="P18" style:family="paragraph" style:parent-style-name="Table_20_Contents">
      <style:text-properties fo:font-size="8pt" style:font-size-asian="8pt" style:font-size-complex="8pt"/>
    </style:style>
    <style:style style:name="P19" style:family="paragraph" style:parent-style-name="Table_20_Contents">
      <style:paragraph-properties fo:margin-top="0in" fo:margin-bottom="0in" style:shadow="non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Table_20_Contents">
      <style:paragraph-properties fo:margin-top="0in" fo:margin-bottom="0in" style:shadow="none"/>
      <style:text-properties style:font-name="Verdana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top="0in" fo:margin-bottom="0in" style:shadow="none"/>
      <style:text-properties style:font-name="Verdana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in" fo:margin-bottom="0in" style:shadow="none"/>
      <style:text-properties style:font-name="Verdana" fo:font-size="2pt" fo:font-weight="normal" style:font-size-asian="2pt" style:font-weight-asian="normal" style:font-size-complex="2pt" style:font-weight-complex="normal"/>
    </style:style>
    <style:style style:name="P23" style:family="paragraph" style:parent-style-name="Table_20_Contents">
      <style:paragraph-properties fo:margin-top="0in" fo:margin-bottom="0in" style:shadow="none"/>
      <style:text-properties style:font-name="Verdana" fo:font-size="2pt" fo:font-weight="bold" style:font-size-asian="2pt" style:font-weight-asian="bold" style:font-size-complex="2pt" style:font-weight-complex="bold"/>
    </style:style>
    <style:style style:name="P24" style:family="paragraph" style:parent-style-name="Text_20_body">
      <style:paragraph-properties fo:margin-top="0in" fo:margin-bottom="0in" style:shadow="none"/>
      <style:text-properties style:font-name="Verdana" fo:font-size="11pt" style:font-size-asian="11pt" style:font-size-complex="11pt"/>
    </style:style>
    <style:style style:name="P25" style:family="paragraph" style:parent-style-name="Table_20_Contents">
      <style:paragraph-properties fo:margin-left="0in" fo:margin-right="0.0035in" fo:text-indent="0in" style:auto-text-indent="false">
        <style:tab-stops>
          <style:tab-stop style:position="0.0209in"/>
        </style:tab-stops>
      </style:paragraph-properties>
      <style:text-properties style:font-name="Verdana" fo:font-size="2pt" style:font-size-asian="2pt" style:font-size-complex="2pt"/>
    </style:style>
    <style:style style:name="P26" style:family="paragraph" style:parent-style-name="Table_20_Contents">
      <style:paragraph-properties fo:background-color="#c0c0c0">
        <style:background-image/>
      </style:paragraph-properties>
      <style:text-properties style:font-name="Verdana" fo:font-size="11pt" fo:font-weight="bold" style:font-size-asian="11pt" style:font-weight-asian="bold" style:font-size-complex="11pt" style:font-weight-complex="bold"/>
    </style:style>
    <style:style style:name="P27" style:family="paragraph" style:parent-style-name="Preformatted_20_Text">
      <style:paragraph-properties fo:margin-left="0.1598in" fo:margin-right="-0.0071in" fo:margin-top="0in" fo:margin-bottom="0in" fo:text-indent="0in" style:auto-text-indent="false" style:shadow="non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8" style:family="paragraph" style:parent-style-name="Preformatted_20_Text">
      <style:paragraph-properties fo:margin-left="0.1598in" fo:margin-right="-0.0071in" fo:margin-top="0in" fo:margin-bottom="0in" fo:text-indent="0in" style:auto-text-indent="false" style:shadow="none"/>
      <style:text-properties style:font-name="Verdana" fo:font-size="9pt" style:font-size-asian="9pt" style:font-size-complex="9pt"/>
    </style:style>
    <style:style style:name="P29" style:family="paragraph" style:parent-style-name="Preformatted_20_Text">
      <style:paragraph-properties fo:margin-left="0.2016in" fo:margin-right="0.0035in" fo:margin-top="0in" fo:margin-bottom="0in" fo:text-indent="0in" style:auto-text-indent="false"/>
      <style:text-properties style:font-name="Verdana" fo:font-size="9pt" style:font-size-asian="9pt" style:font-size-complex="9pt"/>
    </style:style>
    <style:style style:name="P30" style:family="paragraph" style:parent-style-name="Preformatted_20_Text">
      <style:paragraph-properties fo:margin-left="0.2016in" fo:margin-right="0.0035in" fo:margin-top="0in" fo:margin-bottom="0in" fo:text-indent="0in" style:auto-text-indent="false" style:shadow="none"/>
      <style:text-properties style:font-name="Verdana" fo:font-size="9pt" style:font-size-asian="9pt" style:font-size-complex="9pt"/>
    </style:style>
    <style:style style:name="P31" style:family="paragraph" style:parent-style-name="Preformatted_20_Text">
      <style:paragraph-properties fo:margin-left="0.2016in" fo:margin-right="0.0035in" fo:margin-top="0in" fo:margin-bottom="0in" fo:text-indent="0in" style:auto-text-indent="false" style:shadow="non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2" style:family="paragraph" style:parent-style-name="Standard" style:list-style-name="L2">
      <style:paragraph-properties fo:margin-left="0.3055in" fo:margin-right="0.0035in" fo:text-indent="-0.1043in" style:auto-text-indent="false">
        <style:tab-stops>
          <style:tab-stop style:position="0.0102in"/>
        </style:tab-stops>
      </style:paragraph-properties>
      <style:text-properties style:font-name="Verdana" fo:font-size="9pt" style:font-size-asian="9pt" style:font-size-complex="9pt"/>
    </style:style>
    <style:style style:name="P33" style:family="paragraph" style:parent-style-name="Table_20_Contents" style:list-style-name="L1">
      <style:paragraph-properties fo:margin-left="0.2638in" fo:margin-right="0.0244in" fo:text-indent="-0.1043in" style:auto-text-indent="false">
        <style:tab-stops>
          <style:tab-stop style:position="0.0102in"/>
        </style:tab-stops>
      </style:paragraph-properties>
      <style:text-properties style:font-name="Verdana" fo:font-size="9pt" style:font-size-asian="9pt" style:font-size-complex="9pt"/>
    </style:style>
    <style:style style:name="P34" style:family="paragraph" style:parent-style-name="Table_20_Contents" style:list-style-name="L3">
      <style:paragraph-properties fo:margin-left="0.2638in" fo:margin-right="-0.0071in" fo:text-indent="-0.1043in" style:auto-text-indent="false">
        <style:tab-stops>
          <style:tab-stop style:position="0.198in"/>
        </style:tab-stops>
      </style:paragraph-properties>
      <style:text-properties style:font-name="Verdana" fo:font-size="9pt" style:font-size-asian="9pt" style:font-size-complex="9pt"/>
    </style:style>
    <style:style style:name="P35" style:family="paragraph" style:parent-style-name="Table_20_Contents" style:list-style-name="L4">
      <style:paragraph-properties fo:margin-left="0.3161in" fo:margin-right="0.0035in" fo:text-indent="-0.1146in" style:auto-text-indent="false">
        <style:tab-stops>
          <style:tab-stop style:position="-0.0102in"/>
        </style:tab-stops>
      </style:paragraph-properties>
      <style:text-properties style:font-name="Verdana" fo:font-size="9pt" style:font-size-asian="9pt" style:font-size-complex="9pt"/>
    </style:style>
    <style:style style:name="P36" style:family="paragraph" style:parent-style-name="Table_20_Contents" style:list-style-name="L5">
      <style:paragraph-properties fo:margin-left="0.2638in" fo:margin-right="0.0035in" fo:text-indent="-0.1146in" style:auto-text-indent="false">
        <style:tab-stops>
          <style:tab-stop style:position="0.0209in"/>
        </style:tab-stops>
      </style:paragraph-properties>
      <style:text-properties style:font-name="Verdana" fo:font-size="9pt" style:font-size-asian="9pt" style:font-size-complex="9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style:use-window-font-color="true" style:font-name="Verdana" fo:font-size="10pt" style:text-underline-style="none" style:font-size-asian="10pt" style:font-size-complex="10pt"/>
    </style:style>
    <style:style style:name="T4" style:family="text">
      <style:text-properties style:use-window-font-color="true" style:text-underline-style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9" style:family="text">
      <style:text-properties style:font-name="Verdana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Chris Kankiewicz</text:p>
            <text:p text:style-name="P10"><text:span text:style-name="T5">12231 N 19</text:span><text:span text:style-name="T6">th</text:span><text:span text:style-name="T5"> Street #264</text:span></text:p>
            <text:p text:style-name="P11">Phoenix, Arizona 85022</text:p>
          </table:table-cell>
          <table:table-cell table:style-name="Table1.A1" office:value-type="string">
            <text:p text:style-name="P16">Cell:<text:tab/><text:tab/>602-684-0523</text:p>
            <text:p text:style-name="P1"><text:span text:style-name="T9">Email:<text:tab/><text:tab/></text:span><text:a xlink:type="simple" xlink:href="mailto:Chris@ChrisKankiewicz.com"><text:span text:style-name="T3">Chris@ChrisKankiewicz.com</text:span></text:a></text:p>
            <text:p text:style-name="P6">AIM:<text:tab/><text:tab/>ChrisKankiewicz</text:p>
            <text:p text:style-name="P5">Website:<text:tab/>www.ChrisKankiewicz.com</text:p>
          </table:table-cell>
        </table:table-row>
        <table:table-row>
          <table:table-cell table:style-name="Table1.A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1.A3" table:number-columns-spanned="2" office:value-type="string">
            <text:p text:style-name="P26">Summary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Self taught web designer and programmer with real world experience and a desire to learn. <text:s/>Personal strengths include advanced troubleshooting and problem solving skills, the capacity to acquire and apply new knowledge quickly and great customer service skills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1.A3" table:number-columns-spanned="2" office:value-type="string">
            <text:p text:style-name="P7">Experience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2.A1" office:value-type="string">
            <text:p text:style-name="P21">PetSmart Store Support Group</text:p>
            <text:p text:style-name="P19">Solution Center Technician (February 2008 – Present)</text:p>
            <text:p text:style-name="P20"/>
            <text:p text:style-name="P27">Provided over-the-phone technical support to store </text:p>
            <text:p text:style-name="P27">and corporate employees.</text:p>
            <text:p text:style-name="P27"/>
            <text:p text:style-name="P28">Performed advanced troubleshooting on store servers, registers, and workstations.</text:p>
          </table:table-cell>
          <table:table-cell table:style-name="Table2.A1" office:value-type="string">
            <text:p text:style-name="P21">Elontec</text:p>
            <text:p text:style-name="P19">Systems Technician (October 2007 – February 2008)</text:p>
            <text:p text:style-name="P20"/>
            <text:p text:style-name="P31">Planned and implemented store-wide PC and Point of Sale systems and performed server upgrades.</text:p>
            <text:p text:style-name="P31"/>
            <text:p text:style-name="P31">Performed basic troubleshooting on implemented systems.</text:p>
          </table:table-cell>
        </table:table-row>
        <table:table-row>
          <table:table-cell table:style-name="Table2.A1" table:number-columns-spanned="2" office:value-type="string">
            <text:p text:style-name="P22"/>
          </table:table-cell>
          <table:covered-table-cell/>
        </table:table-row>
        <table:table-row>
          <table:table-cell table:style-name="Table2.A1" office:value-type="string">
            <text:p text:style-name="P24"><text:span text:style-name="T2">Jannenga Enterprises, LLC</text:span><text:span text:style-name="T5"> <text:line-break/></text:span><text:span text:style-name="T8">Web &amp; Graphics Designer (May 2006 – October 2007)</text:span></text:p>
            <text:p text:style-name="P18"/>
            <text:p text:style-name="P28"><text:span text:style-name="T5">Conceptualized, designed and coordinated the implementation of detailed web </text:span>pages and graphics.</text:p>
            <text:p text:style-name="P28"/>
            <text:p text:style-name="P28">Performed routine and advanced maintenance on PC systems, basic and advanced networks, and other digital equipment.</text:p>
          </table:table-cell>
          <table:table-cell table:style-name="Table2.A1" office:value-type="string">
            <text:p text:style-name="P24"><text:span text:style-name="T1">Best Buy Co.</text:span> <text:line-break/><text:span text:style-name="T7">In-Store PC Technician (April 2005 – July 2006)</text:span></text:p>
            <text:p text:style-name="P8"/>
            <text:p text:style-name="P30">Performed routine maintenance on PC systems and other digital equipment</text:p>
            <text:p text:style-name="P30"/>
            <text:p text:style-name="P29">Opened, operated, and closed Geek Squad department and provided customer service as needed.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3.A2" table:number-columns-spanned="2" office:value-type="string">
            <text:p text:style-name="P7">Qualifications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14"/>
          </table:table-cell>
          <table:covered-table-cell/>
        </table:table-row>
        <table:table-row>
          <table:table-cell table:style-name="Table3.A1" office:value-type="string">
            <text:p text:style-name="P7">Proficient with:</text:p>
            <text:p text:style-name="P8"/>
            <text:list xml:id="list21503399" text:style-name="L1">
              <text:list-item>
                <text:p text:style-name="P33">PHP</text:p>
              </text:list-item>
              <text:list-item>
                <text:p text:style-name="P33">(X)HTML</text:p>
              </text:list-item>
              <text:list-item>
                <text:p text:style-name="P33">CSS</text:p>
              </text:list-item>
              <text:list-item>
                <text:p text:style-name="P33">Search Engine Optimization</text:p>
              </text:list-item>
              <text:list-item>
                <text:p text:style-name="P33">Photoshop CS3</text:p>
              </text:list-item>
              <text:list-item>
                <text:p text:style-name="P33">Eclipse IDE</text:p>
              </text:list-item>
              <text:list-item>
                <text:p text:style-name="P33">All Windows operating systems</text:p>
              </text:list-item>
              <text:list-item>
                <text:p text:style-name="P33">All Microsoft Office applications</text:p>
              </text:list-item>
              <text:list-item>
                <text:p text:style-name="P33">WordPress</text:p>
              </text:list-item>
            </text:list>
          </table:table-cell>
          <table:table-cell table:style-name="Table3.A1" office:value-type="string">
            <text:p text:style-name="P2">Familiar with or learning:</text:p>
            <text:p text:style-name="P4"/>
            <text:list xml:id="list21509795" text:style-name="L2">
              <text:list-item>
                <text:p text:style-name="P32">JavaScript</text:p>
              </text:list-item>
              <text:list-item>
                <text:p text:style-name="P32">Drupal CMS</text:p>
              </text:list-item>
              <text:list-item>
                <text:p text:style-name="P32">LAMP environments</text:p>
              </text:list-item>
              <text:list-item>
                <text:p text:style-name="P32">MySQL</text:p>
              </text:list-item>
              <text:list-item>
                <text:p text:style-name="P32">Zend IDE</text:p>
              </text:list-item>
              <text:list-item>
                <text:p text:style-name="P32">Java</text:p>
              </text:list-item>
              <text:list-item>
                <text:p text:style-name="P32">Unix/Linux based operating systems</text:p>
              </text:list-item>
              <text:list-item>
                <text:p text:style-name="P32">Cisco IOS</text:p>
              </text:list-item>
              <text:list-item>
                <text:p text:style-name="P32">Remedy Action Request System</text:p>
              </text:list-item>
            </text:list>
          </table:table-cell>
        </table:table-row>
        <table:table-row>
          <table:table-cell table:style-name="Table3.A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3.A2" table:number-columns-spanned="2" office:value-type="string">
            <text:p text:style-name="P7">Education</text:p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2"/>
          </table:table-cell>
          <table:covered-table-cell/>
        </table:table-row>
        <table:table-row>
          <table:table-cell table:style-name="Table4.A1" office:value-type="string">
            <text:p text:style-name="P7">DeVry University</text:p>
            <text:p text:style-name="P9">July 2005 – February 2008</text:p>
            <text:p text:style-name="P8"/>
            <text:list xml:id="list21506812" text:style-name="L3">
              <text:list-item>
                <text:p text:style-name="P34">Bachelor's of Science Degree in Network and Communication Management</text:p>
              </text:list-item>
            </text:list>
          </table:table-cell>
          <table:table-cell table:style-name="Table4.A1" office:value-type="string">
            <text:p text:style-name="P7">Shadow Mountain High School</text:p>
            <text:p text:style-name="P9">2001 – 2005</text:p>
            <text:p text:style-name="P8"/>
            <text:list xml:id="list21503493" text:style-name="L4">
              <text:list-item>
                <text:p text:style-name="P35">High school diploma</text:p>
              </text:list-item>
              <text:list-item>
                <text:p text:style-name="P35">National Honor Society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3"/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7">Achievements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list xml:id="list21523184" text:style-name="L5">
              <text:list-item>
                <text:p text:style-name="P36">Eagle Scout</text:p>
              </text:list-item>
              <text:list-item>
                <text:p text:style-name="P36">Project: CK-Galler<text:span text:style-name="T4">y (http://code.web-geek.net/ck-gallery)</text:span></text:p>
              </text:list-item>
              <text:list-item>
                <text:p text:style-name="P36">Attended Defcon Security Convention 2005 - 2008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98in" fo:margin-bottom="0.5in" fo:margin-left="0.498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Kankiewicz</meta:initial-creator>
    <meta:creation-date>2009-02-12T22:41:38.61</meta:creation-date>
    <dc:date>2009-02-23T01:41:23.93</dc:date>
    <dc:creator>Chris Kankiewicz</dc:creator>
    <meta:editing-duration>PT01H47M56S</meta:editing-duration>
    <meta:editing-cycles>53</meta:editing-cycles>
    <meta:generator>OpenOffice.org/3.0$Win32 OpenOffice.org_project/300m15$Build-9379</meta:generator>
    <meta:printed-by>Chris Kankiewicz</meta:printed-by>
    <meta:print-date>2009-02-13T01:46:54.34</meta:print-date>
    <meta:document-statistic meta:table-count="7" meta:image-count="0" meta:object-count="0" meta:page-count="1" meta:paragraph-count="58" meta:word-count="301" meta:character-count="2058"/>
    <meta:user-defined meta:name="Info 1"/>
    <meta:user-defined meta:name="Info 2"/>
    <meta:user-defined meta:name="Info 3"/>
    <meta:user-defined meta:name="Info 4"/>
  </office:meta>
</office:document-meta>
</file>